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style:shadow="#000000 2pt 2pt"/>
    </style:style>
    <style:style style:name="T2" style:family="table">
      <style:table-properties style:shadow="#000000 4pt 4pt"/>
    </style:style>
    <style:style style:name="T3" style:family="table">
      <style:table-properties style:shadow="#000000 -0.1in 0.1in"/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with the shadow. The shadow type is "#000000 2pt 2pt".</text:p>
      <table:table table:name="Table1" table:style-name="T1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shadow. The shadow type is "#000000 4pt 4pt".</text:p>
      <table:table table:name="Table2" table:style-name="T2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shadow. The shadow type is "#000000 -0.1in 0.1in".</text:p>
      <table:table table:name="Table3" table:style-name="T3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